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64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1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1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1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1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1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1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office:value-type="time" office:time-value="PT15H52M00S" calcext:value-type="time">
            <text:p>15:52</text:p>
          </table:table-cell>
          <table:table-cell table:style-name="ce11" office:value-type="time" office:time-value="PT16H44M00S" calcext:value-type="time">
            <text:p>16:44</text:p>
          </table:table-cell>
          <table:table-cell table:style-name="ce11" office:value-type="time" office:time-value="PT17H38M00S" calcext:value-type="time">
            <text:p>17:38</text:p>
          </table:table-cell>
          <table:table-cell table:style-name="ce11" office:value-type="time" office:time-value="PT18H31M00S" calcext:value-type="time">
            <text:p>18:31</text:p>
          </table:table-cell>
          <table:table-cell table:style-name="ce11" table:number-columns-repeated="2"/>
          <table:table-cell table:style-name="ce11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office:value-type="time" office:time-value="PT15H34M00S" calcext:value-type="time">
            <text:p>15:34</text:p>
          </table:table-cell>
          <table:table-cell table:style-name="ce11" table:number-columns-repeated="4"/>
          <table:table-cell table:style-name="ce11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Gennaio</text:p>
          </table:table-cell>
          <table:covered-table-cell table:number-columns-repeated="6" table:style-name="ce12"/>
          <table:covered-table-cell table:style-name="ce10" table:formula="of:=([.C44]-[.B44])+([.E44]-[.D44])+([.G44]-[.F44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1" calcext:value-type="date">
            <text:p>1 gennaio 2026</text:p>
          </table:table-cell>
          <table:table-cell table:style-name="ce11" table:number-columns-repeated="6"/>
          <table:table-cell table:style-name="ce10" table:formula="of:=([.C46]-[.B46])+([.E46]-[.D46])+([.G46]-[.F4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2" calcext:value-type="date">
            <text:p>2 gennaio 2026</text:p>
          </table:table-cell>
          <table:table-cell table:style-name="ce11" table:number-columns-repeated="6"/>
          <table:table-cell table:style-name="ce10" table:formula="of:=([.C47]-[.B47])+([.E47]-[.D47])+([.G47]-[.F4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3" calcext:value-type="date">
            <text:p>3 gennaio 2026</text:p>
          </table:table-cell>
          <table:table-cell table:style-name="ce11" table:number-columns-repeated="6"/>
          <table:table-cell table:style-name="ce10" table:formula="of:=([.C48]-[.B48])+([.E48]-[.D48])+([.G48]-[.F4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4" calcext:value-type="date">
            <text:p>4 gennaio 2026</text:p>
          </table:table-cell>
          <table:table-cell table:style-name="ce11" table:number-columns-repeated="6"/>
          <table:table-cell table:style-name="ce10" table:formula="of:=([.C49]-[.B49])+([.E49]-[.D49])+([.G49]-[.F4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5" calcext:value-type="date">
            <text:p>5 gennaio 2026</text:p>
          </table:table-cell>
          <table:table-cell table:style-name="ce11" table:number-columns-repeated="6"/>
          <table:table-cell table:style-name="ce10" table:formula="of:=([.C50]-[.B50])+([.E50]-[.D50])+([.G50]-[.F5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6" calcext:value-type="date">
            <text:p>6 gennaio 2026</text:p>
          </table:table-cell>
          <table:table-cell table:style-name="ce11" table:number-columns-repeated="6"/>
          <table:table-cell table:style-name="ce10" table:formula="of:=([.C51]-[.B51])+([.E51]-[.D51])+([.G51]-[.F5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7" calcext:value-type="date">
            <text:p>7 gennaio 2026</text:p>
          </table:table-cell>
          <table:table-cell table:style-name="ce11" table:number-columns-repeated="6"/>
          <table:table-cell table:style-name="ce10" table:formula="of:=([.C52]-[.B52])+([.E52]-[.D52])+([.G52]-[.F5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8" calcext:value-type="date">
            <text:p>8 gennaio 2026</text:p>
          </table:table-cell>
          <table:table-cell table:style-name="ce11" table:number-columns-repeated="6"/>
          <table:table-cell table:style-name="ce10" table:formula="of:=([.C53]-[.B53])+([.E53]-[.D53])+([.G53]-[.F5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9" calcext:value-type="date">
            <text:p>9 gennaio 2026</text:p>
          </table:table-cell>
          <table:table-cell table:style-name="ce11" table:number-columns-repeated="6"/>
          <table:table-cell table:style-name="ce10" table:formula="of:=([.C54]-[.B54])+([.E54]-[.D54])+([.G54]-[.F5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0" calcext:value-type="date">
            <text:p>10 gennaio 2026</text:p>
          </table:table-cell>
          <table:table-cell table:style-name="ce11" table:number-columns-repeated="6"/>
          <table:table-cell table:style-name="ce10" table:formula="of:=([.C55]-[.B55])+([.E55]-[.D55])+([.G55]-[.F5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1" calcext:value-type="date">
            <text:p>11 gennaio 2026</text:p>
          </table:table-cell>
          <table:table-cell table:style-name="ce11" table:number-columns-repeated="6"/>
          <table:table-cell table:style-name="ce10" table:formula="of:=([.C56]-[.B56])+([.E56]-[.D56])+([.G56]-[.F5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2" calcext:value-type="date">
            <text:p>12 gennaio 2026</text:p>
          </table:table-cell>
          <table:table-cell table:style-name="ce11" table:number-columns-repeated="6"/>
          <table:table-cell table:style-name="ce10" table:formula="of:=([.C57]-[.B57])+([.E57]-[.D57])+([.G57]-[.F5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3" calcext:value-type="date">
            <text:p>13 gennaio 2026</text:p>
          </table:table-cell>
          <table:table-cell table:style-name="ce11" table:number-columns-repeated="6"/>
          <table:table-cell table:style-name="ce10" table:formula="of:=([.C58]-[.B58])+([.E58]-[.D58])+([.G58]-[.F5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4" calcext:value-type="date">
            <text:p>14 gennaio 2026</text:p>
          </table:table-cell>
          <table:table-cell table:style-name="ce11" table:number-columns-repeated="6"/>
          <table:table-cell table:style-name="ce10" table:formula="of:=([.C59]-[.B59])+([.E59]-[.D59])+([.G59]-[.F5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5" calcext:value-type="date">
            <text:p>15 gennaio 2026</text:p>
          </table:table-cell>
          <table:table-cell table:style-name="ce11" table:number-columns-repeated="6"/>
          <table:table-cell table:style-name="ce10" table:formula="of:=([.C60]-[.B60])+([.E60]-[.D60])+([.G60]-[.F6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6" calcext:value-type="date">
            <text:p>16 gennaio 2026</text:p>
          </table:table-cell>
          <table:table-cell table:style-name="ce11" table:number-columns-repeated="6"/>
          <table:table-cell table:style-name="ce10" table:formula="of:=([.C61]-[.B61])+([.E61]-[.D61])+([.G61]-[.F6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7" calcext:value-type="date">
            <text:p>17 gennaio 2026</text:p>
          </table:table-cell>
          <table:table-cell table:style-name="ce11" table:number-columns-repeated="6"/>
          <table:table-cell table:style-name="ce10" table:formula="of:=([.C62]-[.B62])+([.E62]-[.D62])+([.G62]-[.F6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8" calcext:value-type="date">
            <text:p>18 gennaio 2026</text:p>
          </table:table-cell>
          <table:table-cell table:style-name="ce11" table:number-columns-repeated="6"/>
          <table:table-cell table:style-name="ce10" table:formula="of:=([.C63]-[.B63])+([.E63]-[.D63])+([.G63]-[.F6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9" calcext:value-type="date">
            <text:p>19 gennaio 2026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12H26M00S" calcext:value-type="time">
            <text:p>12:26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office:value-type="time" office:time-value="PT18H18M00S" calcext:value-type="time">
            <text:p>18:18</text:p>
          </table:table-cell>
          <table:table-cell table:style-name="ce11" table:number-columns-repeated="2"/>
          <table:table-cell table:style-name="ce11" table:formula="of:=([.C64]-[.B64])+([.E64]-[.D64])+([.G64]-[.F64])" office:value-type="time" office:time-value="PT00H49M00S" calcext:value-type="time">
            <text:p>00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0" calcext:value-type="date">
            <text:p>20 gennaio 2026</text:p>
          </table:table-cell>
          <table:table-cell table:style-name="ce11" table:number-columns-repeated="6"/>
          <table:table-cell table:style-name="ce10" table:formula="of:=([.C65]-[.B65])+([.E65]-[.D65])+([.G65]-[.F6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1" calcext:value-type="date">
            <text:p>21 gennaio 2026</text:p>
          </table:table-cell>
          <table:table-cell table:style-name="ce11" table:number-columns-repeated="6"/>
          <table:table-cell table:style-name="ce10" table:formula="of:=([.C66]-[.B66])+([.E66]-[.D66])+([.G66]-[.F6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2" calcext:value-type="date">
            <text:p>22 gennaio 2026</text:p>
          </table:table-cell>
          <table:table-cell table:style-name="ce11" table:number-columns-repeated="6"/>
          <table:table-cell table:style-name="ce10" table:formula="of:=([.C67]-[.B67])+([.E67]-[.D67])+([.G67]-[.F6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3" calcext:value-type="date">
            <text:p>23 gennaio 2026</text:p>
          </table:table-cell>
          <table:table-cell table:style-name="ce11" table:number-columns-repeated="6"/>
          <table:table-cell table:style-name="ce10" table:formula="of:=([.C68]-[.B68])+([.E68]-[.D68])+([.G68]-[.F6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4" calcext:value-type="date">
            <text:p>24 gennaio 2026</text:p>
          </table:table-cell>
          <table:table-cell table:style-name="ce11" table:number-columns-repeated="6"/>
          <table:table-cell table:style-name="ce10" table:formula="of:=([.C69]-[.B69])+([.E69]-[.D69])+([.G69]-[.F6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5" calcext:value-type="date">
            <text:p>25 gennaio 2026</text:p>
          </table:table-cell>
          <table:table-cell table:style-name="ce11" table:number-columns-repeated="6"/>
          <table:table-cell table:style-name="ce10" table:formula="of:=([.C70]-[.B70])+([.E70]-[.D70])+([.G70]-[.F7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6" calcext:value-type="date">
            <text:p>26 gennaio 2026</text:p>
          </table:table-cell>
          <table:table-cell table:style-name="ce11" table:number-columns-repeated="6"/>
          <table:table-cell table:style-name="ce10" table:formula="of:=([.C71]-[.B71])+([.E71]-[.D71])+([.G71]-[.F7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7" calcext:value-type="date">
            <text:p>27 gennaio 2026</text:p>
          </table:table-cell>
          <table:table-cell table:style-name="ce11" table:number-columns-repeated="6"/>
          <table:table-cell table:style-name="ce10" table:formula="of:=([.C72]-[.B72])+([.E72]-[.D72])+([.G72]-[.F7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8" calcext:value-type="date">
            <text:p>28 gennaio 2026</text:p>
          </table:table-cell>
          <table:table-cell table:style-name="ce11" table:number-columns-repeated="6"/>
          <table:table-cell table:style-name="ce10" table:formula="of:=([.C73]-[.B73])+([.E73]-[.D73])+([.G73]-[.F7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9" calcext:value-type="date">
            <text:p>29 gennaio 2026</text:p>
          </table:table-cell>
          <table:table-cell table:style-name="ce11" table:number-columns-repeated="6"/>
          <table:table-cell table:style-name="ce10" table:formula="of:=([.C74]-[.B74])+([.E74]-[.D74])+([.G74]-[.F7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0" calcext:value-type="date">
            <text:p>30 gennaio 2026</text:p>
          </table:table-cell>
          <table:table-cell table:style-name="ce11" table:number-columns-repeated="6"/>
          <table:table-cell table:style-name="ce10" table:formula="of:=([.C75]-[.B75])+([.E75]-[.D75])+([.G75]-[.F7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1" calcext:value-type="date">
            <text:p>31 gennaio 2026</text:p>
          </table:table-cell>
          <table:table-cell table:style-name="ce11" table:number-columns-repeated="6"/>
          <table:table-cell table:style-name="ce10" table:formula="of:=([.C76]-[.B76])+([.E76]-[.D76])+([.G76]-[.F7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46:.H76]))+[.H43]" office:value-type="time" office:time-value="PT15H35M00S" calcext:value-type="time">
            <text:p>15:35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Marzo</text:p>
          </table:table-cell>
          <table:covered-table-cell table:number-columns-repeated="6" table:style-name="ce12"/>
          <table:covered-table-cell table:style-name="ce10" table:formula="of:=([.C78]-[.B78])+([.E78]-[.D78])+([.G78]-[.F78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1" calcext:value-type="date">
            <text:p>1 marzo 2026</text:p>
          </table:table-cell>
          <table:table-cell table:style-name="ce11" table:number-columns-repeated="6"/>
          <table:table-cell table:style-name="ce10" table:formula="of:=([.C80]-[.B80])+([.E80]-[.D80])+([.G80]-[.F8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2" calcext:value-type="date">
            <text:p>2 marzo 2026</text:p>
          </table:table-cell>
          <table:table-cell table:style-name="ce11" table:number-columns-repeated="6"/>
          <table:table-cell table:style-name="ce10" table:formula="of:=([.C81]-[.B81])+([.E81]-[.D81])+([.G81]-[.F8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3" calcext:value-type="date">
            <text:p>3 marzo 2026</text:p>
          </table:table-cell>
          <table:table-cell table:style-name="ce11" table:number-columns-repeated="6"/>
          <table:table-cell table:style-name="ce10" table:formula="of:=([.C82]-[.B82])+([.E82]-[.D82])+([.G82]-[.F8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4" calcext:value-type="date">
            <text:p>4 marzo 2026</text:p>
          </table:table-cell>
          <table:table-cell table:style-name="ce11" table:number-columns-repeated="6"/>
          <table:table-cell table:style-name="ce10" table:formula="of:=([.C83]-[.B83])+([.E83]-[.D83])+([.G83]-[.F8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5" calcext:value-type="date">
            <text:p>5 marzo 2026</text:p>
          </table:table-cell>
          <table:table-cell table:style-name="ce11" table:number-columns-repeated="6"/>
          <table:table-cell table:style-name="ce10" table:formula="of:=([.C84]-[.B84])+([.E84]-[.D84])+([.G84]-[.F8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6" calcext:value-type="date">
            <text:p>6 marzo 2026</text:p>
          </table:table-cell>
          <table:table-cell table:style-name="ce11" table:number-columns-repeated="6"/>
          <table:table-cell table:style-name="ce10" table:formula="of:=([.C85]-[.B85])+([.E85]-[.D85])+([.G85]-[.F8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7" calcext:value-type="date">
            <text:p>7 marzo 2026</text:p>
          </table:table-cell>
          <table:table-cell table:style-name="ce11" table:number-columns-repeated="6"/>
          <table:table-cell table:style-name="ce10" table:formula="of:=([.C86]-[.B86])+([.E86]-[.D86])+([.G86]-[.F8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8" calcext:value-type="date">
            <text:p>8 marzo 2026</text:p>
          </table:table-cell>
          <table:table-cell table:style-name="ce11" office:value-type="time" office:time-value="PT10H14M00S" calcext:value-type="time">
            <text:p>10:14</text:p>
          </table:table-cell>
          <table:table-cell table:style-name="ce11" office:value-type="time" office:time-value="PT12H24M00S" calcext:value-type="time">
            <text:p>12:24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7H29M00S" calcext:value-type="time">
            <text:p>17:29</text:p>
          </table:table-cell>
          <table:table-cell table:style-name="ce11" table:number-columns-repeated="2"/>
          <table:table-cell table:style-name="ce11" table:formula="of:=([.C87]-[.B87])+([.E87]-[.D87])+([.G87]-[.F87])" office:value-type="time" office:time-value="PT02H49M00S" calcext:value-type="time">
            <text:p>02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9" calcext:value-type="date">
            <text:p>9 marzo 2026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table:number-columns-repeated="2"/>
          <table:table-cell table:style-name="ce11" table:formula="of:=([.C88]-[.B88])+([.E88]-[.D88])+([.G88]-[.F88])" office:value-type="time" office:time-value="PT06H00M00S" calcext:value-type="time">
            <text:p>06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0" calcext:value-type="date">
            <text:p>10 marzo 2026</text:p>
          </table:table-cell>
          <table:table-cell table:style-name="ce11" table:number-columns-repeated="6"/>
          <table:table-cell table:style-name="ce10" table:formula="of:=([.C89]-[.B89])+([.E89]-[.D89])+([.G89]-[.F8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1" calcext:value-type="date">
            <text:p>11 marzo 2026</text:p>
          </table:table-cell>
          <table:table-cell table:style-name="ce11" table:number-columns-repeated="6"/>
          <table:table-cell table:style-name="ce10" table:formula="of:=([.C90]-[.B90])+([.E90]-[.D90])+([.G90]-[.F9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2" calcext:value-type="date">
            <text:p>12 marzo 2026</text:p>
          </table:table-cell>
          <table:table-cell table:style-name="ce11" table:number-columns-repeated="6"/>
          <table:table-cell table:style-name="ce10" table:formula="of:=([.C91]-[.B91])+([.E91]-[.D91])+([.G91]-[.F9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3" calcext:value-type="date">
            <text:p>13 marzo 2026</text:p>
          </table:table-cell>
          <table:table-cell table:style-name="ce11" table:number-columns-repeated="6"/>
          <table:table-cell table:style-name="ce10" table:formula="of:=([.C92]-[.B92])+([.E92]-[.D92])+([.G92]-[.F9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4" calcext:value-type="date">
            <text:p>14 marzo 2026</text:p>
          </table:table-cell>
          <table:table-cell table:style-name="ce11" table:number-columns-repeated="6"/>
          <table:table-cell table:style-name="ce10" table:formula="of:=([.C93]-[.B93])+([.E93]-[.D93])+([.G93]-[.F9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5" calcext:value-type="date">
            <text:p>15 marzo 2026</text:p>
          </table:table-cell>
          <table:table-cell table:style-name="ce11" table:number-columns-repeated="6"/>
          <table:table-cell table:style-name="ce10" table:formula="of:=([.C94]-[.B94])+([.E94]-[.D94])+([.G94]-[.F9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6" calcext:value-type="date">
            <text:p>16 marzo 2026</text:p>
          </table:table-cell>
          <table:table-cell table:style-name="ce11" table:number-columns-repeated="6"/>
          <table:table-cell table:style-name="ce10" table:formula="of:=([.C95]-[.B95])+([.E95]-[.D95])+([.G95]-[.F9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7" calcext:value-type="date">
            <text:p>17 marzo 2026</text:p>
          </table:table-cell>
          <table:table-cell table:style-name="ce11" table:number-columns-repeated="6"/>
          <table:table-cell table:style-name="ce10" table:formula="of:=([.C96]-[.B96])+([.E96]-[.D96])+([.G96]-[.F9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8" calcext:value-type="date">
            <text:p>18 marzo 2026</text:p>
          </table:table-cell>
          <table:table-cell table:style-name="ce11" table:number-columns-repeated="6"/>
          <table:table-cell table:style-name="ce10" table:formula="of:=([.C97]-[.B97])+([.E97]-[.D97])+([.G97]-[.F9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9" calcext:value-type="date">
            <text:p>19 marzo 2026</text:p>
          </table:table-cell>
          <table:table-cell table:style-name="ce11" table:number-columns-repeated="6"/>
          <table:table-cell table:style-name="ce10" table:formula="of:=([.C98]-[.B98])+([.E98]-[.D98])+([.G98]-[.F9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0" calcext:value-type="date">
            <text:p>20 marzo 2026</text:p>
          </table:table-cell>
          <table:table-cell table:style-name="ce11" table:number-columns-repeated="6"/>
          <table:table-cell table:style-name="ce10" table:formula="of:=([.C99]-[.B99])+([.E99]-[.D99])+([.G99]-[.F9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1" calcext:value-type="date">
            <text:p>21 marzo 2026</text:p>
          </table:table-cell>
          <table:table-cell table:style-name="ce11" table:number-columns-repeated="6"/>
          <table:table-cell table:style-name="ce10" table:formula="of:=([.C100]-[.B100])+([.E100]-[.D100])+([.G100]-[.F10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2" calcext:value-type="date">
            <text:p>22 marzo 2026</text:p>
          </table:table-cell>
          <table:table-cell table:style-name="ce11" table:number-columns-repeated="6"/>
          <table:table-cell table:style-name="ce10" table:formula="of:=([.C101]-[.B101])+([.E101]-[.D101])+([.G101]-[.F10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3" calcext:value-type="date">
            <text:p>23 marzo 2026</text:p>
          </table:table-cell>
          <table:table-cell table:style-name="ce11" table:number-columns-repeated="6"/>
          <table:table-cell table:style-name="ce10" table:formula="of:=([.C102]-[.B102])+([.E102]-[.D102])+([.G102]-[.F10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4" calcext:value-type="date">
            <text:p>24 marzo 2026</text:p>
          </table:table-cell>
          <table:table-cell table:style-name="ce11" table:number-columns-repeated="6"/>
          <table:table-cell table:style-name="ce10" table:formula="of:=([.C103]-[.B103])+([.E103]-[.D103])+([.G103]-[.F10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5" calcext:value-type="date">
            <text:p>25 marzo 2026</text:p>
          </table:table-cell>
          <table:table-cell table:style-name="ce11" table:number-columns-repeated="6"/>
          <table:table-cell table:style-name="ce10" table:formula="of:=([.C104]-[.B104])+([.E104]-[.D104])+([.G104]-[.F10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6" calcext:value-type="date">
            <text:p>26 marzo 2026</text:p>
          </table:table-cell>
          <table:table-cell table:style-name="ce11" table:number-columns-repeated="6"/>
          <table:table-cell table:style-name="ce10" table:formula="of:=([.C105]-[.B105])+([.E105]-[.D105])+([.G105]-[.F10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7" calcext:value-type="date">
            <text:p>27 marzo 2026</text:p>
          </table:table-cell>
          <table:table-cell table:style-name="ce11" table:number-columns-repeated="6"/>
          <table:table-cell table:style-name="ce10" table:formula="of:=([.C106]-[.B106])+([.E106]-[.D106])+([.G106]-[.F10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8" calcext:value-type="date">
            <text:p>28 marzo 2026</text:p>
          </table:table-cell>
          <table:table-cell table:style-name="ce11" table:number-columns-repeated="6"/>
          <table:table-cell table:style-name="ce10" table:formula="of:=([.C107]-[.B107])+([.E107]-[.D107])+([.G107]-[.F10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9" calcext:value-type="date">
            <text:p>29 marzo 2026</text:p>
          </table:table-cell>
          <table:table-cell table:style-name="ce11" table:number-columns-repeated="6"/>
          <table:table-cell table:style-name="ce10" table:formula="of:=([.C108]-[.B108])+([.E108]-[.D108])+([.G108]-[.F10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0" calcext:value-type="date">
            <text:p>30 marzo 2026</text:p>
          </table:table-cell>
          <table:table-cell table:style-name="ce11" table:number-columns-repeated="6"/>
          <table:table-cell table:style-name="ce10" table:formula="of:=([.C109]-[.B109])+([.E109]-[.D109])+([.G109]-[.F10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1" calcext:value-type="date">
            <text:p>31 marzo 2026</text:p>
          </table:table-cell>
          <table:table-cell table:style-name="ce11" table:number-columns-repeated="6"/>
          <table:table-cell table:style-name="ce10" table:formula="of:=([.C110]-[.B110])+([.E110]-[.D110])+([.G110]-[.F11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3" table:formula="of:=(SUM([.H80:.H110];[.H77]))" office:value-type="time" office:time-value="PT24H24M00S" calcext:value-type="time">
            <text:p>24:24:00</text:p>
          </table:table-cell>
          <table:table-cell table:number-columns-repeated="16376"/>
        </table:table-row>
        <table:table-row table:style-name="ro3" table:number-rows-repeated="10484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21:39:35.86168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6-03-10T21:44:33.270218338</dc:date>
    <meta:editing-duration>PT4H26M25S</meta:editing-duration>
    <meta:editing-cycles>14</meta:editing-cycles>
    <meta:generator>LibreOffice/24.2.7.2$Linux_X86_64 LibreOffice_project/420$Build-2</meta:generator>
    <meta:document-statistic meta:table-count="1" meta:cell-count="285" meta:object-count="0"/>
  </office:meta>
</office:document-meta>
</file>